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Eng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Eng+Sve</text:p>
          </table:table-cell>
          <table:table-cell table:number-columns-repeated="3"/>
          <table:table-cell office:value-type="string" calcext:value-type="string">
            <text:p>Swe Layout</text:p>
          </table:table-cell>
          <table:table-cell table:style-name="Default" office:value-type="string" calcext:value-type="string">
            <text:p>US Layout</text:p>
          </table:table-cell>
          <table:table-cell table:style-name="Default" office:value-type="string" calcext:value-type="string">
            <text:p>Modifier</text:p>
          </table:table-cell>
          <table:table-cell office:value-type="string" calcext:value-type="string">
            <text:p>Tap fingering</text:p>
          </table:table-cell>
          <table:table-cell office:value-type="string" calcext:value-type="string">
            <text:p>Tap mod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&lt;space&gt;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Space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table:style-name="ce2" office:value-type="float" office:value="12702" calcext:value-type="float">
            <text:p>12702</text:p>
          </table:table-cell>
          <table:table-cell table:style-name="ce2" office:value-type="float" office:value="10149" calcext:value-type="float">
            <text:p>10149</text:p>
          </table:table-cell>
          <table:table-cell table:style-name="ce2" table:formula="of:=SUM([.E4:.F4])" office:value-type="float" office:value="22851" calcext:value-type="float">
            <text:p>228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2" office:value-type="float" office:value="8167" calcext:value-type="float">
            <text:p>8167</text:p>
          </table:table-cell>
          <table:table-cell table:style-name="ce2" office:value-type="float" office:value="9383" calcext:value-type="float">
            <text:p>9383</text:p>
          </table:table-cell>
          <table:table-cell table:style-name="ce2" table:formula="of:=SUM([.E5:.F5])" office:value-type="float" office:value="17550" calcext:value-type="float">
            <text:p>175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table:style-name="ce2" office:value-type="float" office:value="6749" calcext:value-type="float">
            <text:p>6749</text:p>
          </table:table-cell>
          <table:table-cell table:style-name="ce2" office:value-type="float" office:value="8542" calcext:value-type="float">
            <text:p>8542</text:p>
          </table:table-cell>
          <table:table-cell table:style-name="ce2" table:formula="of:=SUM([.E6:.F6])" office:value-type="float" office:value="15291" calcext:value-type="float">
            <text:p>1529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table:style-name="ce2" office:value-type="float" office:value="5987" calcext:value-type="float">
            <text:p>5987</text:p>
          </table:table-cell>
          <table:table-cell table:style-name="ce2" office:value-type="float" office:value="8431" calcext:value-type="float">
            <text:p>8431</text:p>
          </table:table-cell>
          <table:table-cell table:style-name="ce2" table:formula="of:=SUM([.E7:.F7])" office:value-type="float" office:value="14418" calcext:value-type="float">
            <text:p>144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table:style-name="ce2" office:value-type="float" office:value="9056" calcext:value-type="float">
            <text:p>9056</text:p>
          </table:table-cell>
          <table:table-cell table:style-name="ce2" office:value-type="float" office:value="7691" calcext:value-type="float">
            <text:p>7691</text:p>
          </table:table-cell>
          <table:table-cell table:style-name="ce2" table:formula="of:=SUM([.E8:.F8])" office:value-type="float" office:value="16747" calcext:value-type="float">
            <text:p>167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float" office:value="6327" calcext:value-type="float">
            <text:p>6327</text:p>
          </table:table-cell>
          <table:table-cell table:style-name="ce2" office:value-type="float" office:value="6590" calcext:value-type="float">
            <text:p>6590</text:p>
          </table:table-cell>
          <table:table-cell table:style-name="ce2" table:formula="of:=SUM([.E9:.F9])" office:value-type="float" office:value="12917" calcext:value-type="float">
            <text:p>1291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table:style-name="ce2" office:value-type="float" office:value="6966" calcext:value-type="float">
            <text:p>6966</text:p>
          </table:table-cell>
          <table:table-cell table:style-name="ce2" office:value-type="float" office:value="5817" calcext:value-type="float">
            <text:p>5817</text:p>
          </table:table-cell>
          <table:table-cell table:style-name="ce2" table:formula="of:=SUM([.E10:.F10])" office:value-type="float" office:value="12783" calcext:value-type="float">
            <text:p>1278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style-name="ce2" office:value-type="float" office:value="7507" calcext:value-type="float">
            <text:p>7507</text:p>
          </table:table-cell>
          <table:table-cell table:style-name="ce2" office:value-type="float" office:value="4482" calcext:value-type="float">
            <text:p>4482</text:p>
          </table:table-cell>
          <table:table-cell table:style-name="ce2" table:formula="of:=SUM([.E11:.F11])" office:value-type="float" office:value="11989" calcext:value-type="float">
            <text:p>1198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table:style-name="ce2" office:value-type="float" office:value="4025" calcext:value-type="float">
            <text:p>4025</text:p>
          </table:table-cell>
          <table:table-cell table:style-name="ce2" office:value-type="float" office:value="5275" calcext:value-type="float">
            <text:p>5275</text:p>
          </table:table-cell>
          <table:table-cell table:style-name="ce2" table:formula="of:=SUM([.E12:.F12])" office:value-type="float" office:value="9300" calcext:value-type="float">
            <text:p>930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style-name="ce2" office:value-type="float" office:value="4253" calcext:value-type="float">
            <text:p>4253</text:p>
          </table:table-cell>
          <table:table-cell table:style-name="ce2" office:value-type="float" office:value="4702" calcext:value-type="float">
            <text:p>4702</text:p>
          </table:table-cell>
          <table:table-cell table:style-name="ce2" table:formula="of:=SUM([.E13:.F13])" office:value-type="float" office:value="8955" calcext:value-type="float">
            <text:p>895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table:style-name="ce2" office:value-type="float" office:value="6094" calcext:value-type="float">
            <text:p>6094</text:p>
          </table:table-cell>
          <table:table-cell table:style-name="ce2" office:value-type="float" office:value="2090" calcext:value-type="float">
            <text:p>2090</text:p>
          </table:table-cell>
          <table:table-cell table:style-name="ce2" table:formula="of:=SUM([.E14:.F14])" office:value-type="float" office:value="8184" calcext:value-type="float">
            <text:p>818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&lt;dot&gt;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&lt;backspace&gt;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ckspace</text:p>
          </table:table-cell>
          <table:table-cell table:style-name="Default" office:value-type="string" calcext:value-type="string">
            <text:p>Backspace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table:style-name="ce2" office:value-type="float" office:value="2406" calcext:value-type="float">
            <text:p>2406</text:p>
          </table:table-cell>
          <table:table-cell table:style-name="ce2" office:value-type="float" office:value="3471" calcext:value-type="float">
            <text:p>3471</text:p>
          </table:table-cell>
          <table:table-cell table:style-name="ce2" table:formula="of:=SUM([.E17:.F17])" office:value-type="float" office:value="5877" calcext:value-type="float">
            <text:p>587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862" calcext:value-type="float">
            <text:p>2862</text:p>
          </table:table-cell>
          <table:table-cell table:style-name="ce2" table:formula="of:=SUM([.E18:.F18])" office:value-type="float" office:value="4877" calcext:value-type="float">
            <text:p>487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table:style-name="ce2" office:value-type="float" office:value="2758" calcext:value-type="float">
            <text:p>2758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table:formula="of:=SUM([.E19:.F19])" office:value-type="float" office:value="4677" calcext:value-type="float">
            <text:p>467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style-name="ce2" office:value-type="float" office:value="2782" calcext:value-type="float">
            <text:p>2782</text:p>
          </table:table-cell>
          <table:table-cell table:style-name="ce2" office:value-type="float" office:value="1486" calcext:value-type="float">
            <text:p>1486</text:p>
          </table:table-cell>
          <table:table-cell table:style-name="ce2" table:formula="of:=SUM([.E20:.F20])" office:value-type="float" office:value="4268" calcext:value-type="float">
            <text:p>4268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table:formula="of:=SUM([.E21:.F21])" office:value-type="float" office:value="4255" calcext:value-type="float">
            <text:p>425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3140" calcext:value-type="float">
            <text:p>3140</text:p>
          </table:table-cell>
          <table:table-cell table:style-name="ce2" table:formula="of:=SUM([.E22:.F22])" office:value-type="float" office:value="3912" calcext:value-type="float">
            <text:p>391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839" calcext:value-type="float">
            <text:p>1839</text:p>
          </table:table-cell>
          <table:table-cell table:style-name="ce2" table:formula="of:=SUM([.E23:.F23])" office:value-type="float" office:value="3768" calcext:value-type="float">
            <text:p>3768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2415" calcext:value-type="float">
            <text:p>2415</text:p>
          </table:table-cell>
          <table:table-cell table:style-name="ce2" table:formula="of:=SUM([.E24:.F24])" office:value-type="float" office:value="3393" calcext:value-type="float">
            <text:p>3393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/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&lt;enter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ter</text:p>
          </table:table-cell>
          <table:table-cell table:style-name="Default" office:value-type="string" calcext:value-type="string">
            <text:p>Enter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1535" calcext:value-type="float">
            <text:p>1535</text:p>
          </table:table-cell>
          <table:table-cell table:style-name="ce2" table:formula="of:=SUM([.E26:.F26])" office:value-type="float" office:value="3027" calcext:value-type="float">
            <text:p>302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708" calcext:value-type="float">
            <text:p>708</text:p>
          </table:table-cell>
          <table:table-cell table:style-name="ce2" table:formula="of:=SUM([.E27:.F27])" office:value-type="float" office:value="2682" calcext:value-type="float">
            <text:p>2682</text:p>
          </table:table-cell>
          <table:table-cell table:style-name="ce2" office:value-type="float" office:value="2345" calcext:value-type="float">
            <text:p>23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  <table:table-cell table:style-name="ce2" office:value-type="float" office:value="2345" calcext:value-type="float">
            <text:p>234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table:style-name="ce2" office:value-type="float" office:value="2360" calcext:value-type="float">
            <text:p>2360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SUM([.E28:.F28])" office:value-type="float" office:value="2502" calcext:value-type="float">
            <text:p>250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ä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7" calcext:value-type="float">
            <text:p>1797</text:p>
          </table:table-cell>
          <table:table-cell table:style-name="ce2" table:formula="of:=SUM([.E29:.F29])" office:value-type="float" office:value="1797" calcext:value-type="float">
            <text:p>179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ä</text:p>
          </table:table-cell>
          <table:table-cell office:value-type="string" calcext:value-type="string">
            <text:p>'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å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38" calcext:value-type="float">
            <text:p>1338</text:p>
          </table:table-cell>
          <table:table-cell table:style-name="ce2" table:formula="of:=SUM([.E30:.F30])" office:value-type="float" office:value="1338" calcext:value-type="float">
            <text:p>13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å</text:p>
          </table:table-cell>
          <table:table-cell office:value-type="string" calcext:value-type="string">
            <text:p>]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ö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5" calcext:value-type="float">
            <text:p>1305</text:p>
          </table:table-cell>
          <table:table-cell table:style-name="ce2" table:formula="of:=SUM([.E31:.F31])" office:value-type="float" office:value="1305" calcext:value-type="float">
            <text:p>130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ö</text:p>
          </table:table-cell>
          <table:table-cell office:value-type="string" calcext:value-type="string">
            <text:p>;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14" calcext:value-type="float">
            <text:p>614</text:p>
          </table:table-cell>
          <table:table-cell table:style-name="ce2" table:formula="of:=SUM([.E32:.F32])" office:value-type="float" office:value="767" calcext:value-type="float">
            <text:p>767</text:p>
          </table:table-cell>
          <table:table-cell table:style-name="ce2" office:value-type="float" office:value="1345" calcext:value-type="float">
            <text:p>13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/>
          <table:table-cell table:style-name="ce2" office:value-type="float" office:value="1345" calcext:value-type="float">
            <text:p>134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9" calcext:value-type="float">
            <text:p>159</text:p>
          </table:table-cell>
          <table:table-cell table:style-name="ce2" table:formula="of:=SUM([.E33:.F33])" office:value-type="float" office:value="309" calcext:value-type="float">
            <text:p>309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235" calcext:value-type="float">
            <text:p>123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?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 table:style-name="Default" office:value-type="string" calcext:value-type="string">
            <text:p>_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(</text:p>
          </table:table-cell>
          <table:table-cell table:number-columns-repeated="3"/>
          <table:table-cell office:value-type="float" office:value="12345" calcext:value-type="float">
            <text:p>12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</text:p>
          </table:table-cell>
          <table:table-cell table:style-name="Default" office:value-type="string" calcext:value-type="string">
            <text:p>*</text:p>
          </table:table-cell>
          <table:table-cell table:style-name="Default"/>
          <table:table-cell office:value-type="float" office:value="12345" calcext:value-type="float">
            <text:p>123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)</text:p>
          </table:table-cell>
          <table:table-cell table:number-columns-repeated="3"/>
          <table:table-cell office:value-type="float" office:value="1234512345" calcext:value-type="float">
            <text:p>123451234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)</text:p>
          </table:table-cell>
          <table:table-cell table:style-name="Default" office:value-type="string" calcext:value-type="string">
            <text:p>(</text:p>
          </table:table-cell>
          <table:table-cell table:style-name="Default"/>
          <table:table-cell office:value-type="float" office:value="12345" calcext:value-type="float">
            <text:p>1234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SUM([.E37:.F37])" office:value-type="float" office:value="144" calcext:value-type="float">
            <text:p>144</text:p>
          </table:table-cell>
          <table:table-cell table:style-name="ce2" table:number-columns-repeated="3"/>
          <table:table-cell table:style-name="ce1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/>
          <table:table-cell table:style-name="ce2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E38:.F38])" office:value-type="float" office:value="115" calcext:value-type="float">
            <text:p>115</text:p>
          </table:table-cell>
          <table:table-cell table:style-name="ce2" table:number-columns-repeated="3"/>
          <table:table-cell table:style-name="ce1"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/>
          <table:table-cell table:style-name="ce2"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'</text:p>
          </table:table-cell>
          <table:table-cell table:number-columns-repeated="6"/>
          <table:table-cell office:value-type="string" calcext:value-type="string">
            <text:p>=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hi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!</text:p>
          </table:table-cell>
          <table:table-cell table:number-columns-repeated="6"/>
          <table:table-cell office:value-type="string" calcext:value-type="string">
            <text:p>!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i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#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hi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Default" office:value-type="string" calcext:value-type="string">
            <text:p>/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"</text:p>
          </table:table-cell>
          <table:table-cell table:number-columns-repeated="6"/>
          <table:table-cell office:value-type="string" calcext:value-type="string">
            <text:p>“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i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/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hi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&amp;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hi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_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hi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$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lt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[</text:p>
          </table:table-cell>
          <table:table-cell table:number-columns-repeated="6"/>
          <table:table-cell table:style-name="ce2" office:value-type="string" calcext:value-type="string">
            <text:p>[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Ralt</text:p>
          </table:table-cell>
          <table:table-cell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]</text:p>
          </table:table-cell>
          <table:table-cell table:number-columns-repeated="6"/>
          <table:table-cell table:style-name="ce2" office:value-type="string" calcext:value-type="string">
            <text:p>]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Ral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{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al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}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l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&lt;</text:p>
          </table:table-cell>
          <table:table-cell table:number-columns-repeated="6"/>
          <table:table-cell table:number-columns-repeated="2" table:style-name="ce2" office:value-type="string" calcext:value-type="string">
            <text:p>&lt;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&gt;</text:p>
          </table:table-cell>
          <table:table-cell table:number-columns-repeated="6"/>
          <table:table-cell table:number-columns-repeated="2" table:style-name="ce2" office:value-type="string" calcext:value-type="string">
            <text:p>&gt;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Grave</text:p>
          </table:table-cell>
          <table:table-cell table:style-name="ce2" office:value-type="string" calcext:value-type="string">
            <text:p>=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§</text:p>
          </table:table-cell>
          <table:table-cell table:style-name="ce2" office:value-type="string" calcext:value-type="string">
            <text:p>`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½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Shi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:</text:p>
          </table:table-cell>
          <table:table-cell table:number-columns-repeated="6"/>
          <table:table-cell office:value-type="string" calcext:value-type="string">
            <text:p>: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Shi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6"/>
          <table:table-cell office:value-type="string" calcext:value-type="string">
            <text:p>;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Shif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CapsLock</text:p>
          </table:table-cell>
          <table:table-cell table:style-name="Default" office:value-type="string" calcext:value-type="string">
            <text:p>CapsLock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number-columns-repeated="7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number-columns-repeated="7"/>
          <table:table-cell table:style-name="ce3" table:number-columns-repeated="2"/>
          <table:table-cell table:number-columns-repeated="7"/>
        </table:table-row>
      </table:table>
      <table:table table:name="Sheet2" table:style-name="ta1">
        <table:table-column table:style-name="co1" table:number-columns-repeated="3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Swe Layout</text:p>
          </table:table-cell>
          <table:table-cell table:style-name="Default" office:value-type="string" calcext:value-type="string">
            <text:p>US Layou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Tap fingering</text:p>
          </table:table-cell>
          <table:table-cell table:style-name="Default" office:value-type="string" calcext:value-type="string">
            <text:p>Tap mode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Space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Backspac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Enter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ä</text:p>
          </table:table-cell>
          <table:table-cell office:value-type="string" calcext:value-type="string">
            <text:p>'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å</text:p>
          </table:table-cell>
          <table:table-cell office:value-type="string" calcext:value-type="string">
            <text:p>[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ö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Shift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(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Shift</text:p>
          </table:table-cell>
          <table:table-cell table:style-name="Default" office:value-type="float" office:value="12345" calcext:value-type="float">
            <text:p>1234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)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Shift</text:p>
          </table:table-cell>
          <table:table-cell table:style-name="Default" office:value-type="float" office:value="12345" calcext:value-type="float">
            <text:p>12345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=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hift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!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/</text:p>
          </table:table-cell>
          <table:table-cell table:style-name="Default"/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/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&amp;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_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$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ightalt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[</text:p>
          </table:table-cell>
          <table:table-cell table:style-name="Default" office:value-type="float" office:value="8" calcext:value-type="float">
            <text:p>8</text:p>
          </table:table-cell>
          <table:table-cell table:style-name="ce2" office:value-type="string" calcext:value-type="string">
            <text:p>Rightalt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style-name="Default" office:value-type="float" office:value="9" calcext:value-type="float">
            <text:p>9</text:p>
          </table:table-cell>
          <table:table-cell table:style-name="ce2" office:value-type="string" calcext:value-type="string">
            <text:p>Rightal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{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ightal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}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ightalt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Grave</text:p>
          </table:table-cell>
          <table:table-cell table:style-name="ce2" office:value-type="string" calcext:value-type="string">
            <text:p>=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§</text:p>
          </table:table-cell>
          <table:table-cell table:style-name="ce2" office:value-type="string" calcext:value-type="string">
            <text:p>`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½</text:p>
          </table:table-cell>
          <table:table-cell table:style-name="Default" office:value-type="string" calcext:value-type="string">
            <text:p>`</text:p>
          </table:table-cell>
          <table:table-cell table:style-name="Default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: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;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Shift</text:p>
          </table:table-cell>
          <table:table-cell table:style-name="Default" table:number-columns-repeated="2"/>
        </table:table-row>
        <table:table-row table:style-name="ro1">
          <table:table-cell table:number-columns-repeated="2" table:style-name="Default" office:value-type="string" calcext:value-type="string">
            <text:p>CapsLock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/>
          <table:table-cell table:style-name="ce3"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ce3" table:number-columns-repeated="2"/>
          <table:table-cell table:style-name="Default"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we Layout</text:p>
          </table:table-cell>
          <table:table-cell table:style-name="Default" office:value-type="string" calcext:value-type="string">
            <text:p>US Layout</text:p>
          </table:table-cell>
          <table:table-cell office:value-type="string" calcext:value-type="string">
            <text:p>Modifier</text:p>
          </table:table-cell>
          <table:table-cell table:style-name="Default" office:value-type="string" calcext:value-type="string">
            <text:p>Tap fingering</text:p>
          </table:table-cell>
          <table:table-cell table:style-name="Default" office:value-type="string" calcext:value-type="string">
            <text:p>Tap m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Space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style-name="ce1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1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1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1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/A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style-name="ce1"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1"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1"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1"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ckspace</text:p>
          </table:table-cell>
          <table:table-cell office:value-type="string" calcext:value-type="string">
            <text:p>Backspace</text:p>
          </table:table-cell>
          <table:table-cell table:style-name="ce1"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1"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ce1"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å</text:p>
          </table:table-cell>
          <table:table-cell office:value-type="string" calcext:value-type="string">
            <text:p>[</text:p>
          </table:table-cell>
          <table:table-cell/>
          <table:table-cell table:style-name="Default" office:value-type="float" office:value="1234" calcext:value-type="float">
            <text:p>123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style-name="ce1"/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/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1"/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ä</text:p>
          </table:table-cell>
          <table:table-cell office:value-type="string" calcext:value-type="string">
            <text:p>'</text:p>
          </table:table-cell>
          <table:table-cell table:style-name="ce1"/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ö</text:p>
          </table:table-cell>
          <table:table-cell office:value-type="string" calcext:value-type="string">
            <text:p>;</text:p>
          </table:table-cell>
          <table:table-cell/>
          <table:table-cell table:style-name="Default" office:value-type="float" office:value="12345" calcext:value-type="float">
            <text:p>1234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Space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hi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f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i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hif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hif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hif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if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hif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if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hif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if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hif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hif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/A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f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hif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f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if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hif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office:value-type="string" calcext:value-type="string">
            <text:p>Delet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hif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hif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å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Shift</text:p>
          </table:table-cell>
          <table:table-cell table:style-name="Default" office:value-type="float" office:value="1234" calcext:value-type="float">
            <text:p>1234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hift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Shift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if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ä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hift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ö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hift</text:p>
          </table:table-cell>
          <table:table-cell table:style-name="Default" office:value-type="float" office:value="12345" calcext:value-type="float">
            <text:p>1234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eUp</text:p>
          </table:table-cell>
          <table:table-cell table:style-name="Default" office:value-type="string" calcext:value-type="string">
            <text:p>PageUp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Down</text:p>
          </table:table-cell>
          <table:table-cell table:style-name="Default" office:value-type="string" calcext:value-type="string">
            <text:p>PageDown</text:p>
          </table:table-cell>
          <table:table-cell table:style-name="ce1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,</text:p>
          </table:table-cell>
          <table:table-cell table:style-name="Default" office:value-type="string" calcext:value-type="string">
            <text:p>,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er</text:p>
          </table:table-cell>
          <table:table-cell table:style-name="Default" office:value-type="string" calcext:value-type="string">
            <text:p>Enter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:</text:p>
          </table:table-cell>
          <table:table-cell table:style-name="Default" office:value-type="string" calcext:value-type="string">
            <text:p>.</text:p>
          </table:table-cell>
          <table:table-cell office:value-type="string" calcext:value-type="string">
            <text:p>Shift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hif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Non-US_1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?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Shift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)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Shif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Non-US_1</text:p>
          </table:table-cell>
          <table:table-cell table:style-name="ce2" office:value-type="string" calcext:value-type="string">
            <text:p>Shif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hif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N/A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N/A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Shift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[</text:p>
          </table:table-cell>
          <table:table-cell table:style-name="Default" office:value-type="float" office:value="8" calcext:value-type="float">
            <text:p>8</text:p>
          </table:table-cell>
          <table:table-cell table:style-name="ce2" office:value-type="string" calcext:value-type="string">
            <text:p>Rightalt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ightalt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style-name="Default" office:value-type="float" office:value="9" calcext:value-type="float">
            <text:p>9</text:p>
          </table:table-cell>
          <table:table-cell table:style-name="ce2" office:value-type="string" calcext:value-type="string">
            <text:p>Rightalt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“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ift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ightalt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}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ightalt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Shift</text:p>
          </table:table-cell>
          <table:table-cell table:style-name="Default"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Shift</text:p>
          </table:table-cell>
          <table:table-cell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;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Shift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Rightalt</text:p>
          </table:table-cell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Rightalt</text:p>
          </table:table-cell>
          <table:table-cell office:value-type="float" office:value="2345" calcext:value-type="float">
            <text:p>234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amp;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hift</text:p>
          </table:table-cell>
          <table:table-cell table:style-name="Default" office:value-type="float" office:value="12345" calcext:value-type="float">
            <text:p>1234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me</text:p>
          </table:table-cell>
          <table:table-cell table:style-name="Default" office:value-type="string" calcext:value-type="string">
            <text:p>Home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En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_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hif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\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Rightal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hift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hift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Lock</text:p>
          </table:table-cell>
          <table:table-cell table:style-name="Default" office:value-type="string" calcext:value-type="string">
            <text:p>CapsLock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§</text:p>
          </table:table-cell>
          <table:table-cell table:style-name="ce2" office:value-type="string" calcext:value-type="string">
            <text:p>`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½</text:p>
          </table:table-cell>
          <table:table-cell table:style-name="Default" office:value-type="string" calcext:value-type="string">
            <text:p>`</text:p>
          </table:table-cell>
          <table:table-cell office:value-type="string" calcext:value-type="string">
            <text:p>Shift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~</text:p>
          </table:table-cell>
          <table:table-cell table:style-name="Default" office:value-type="string" calcext:value-type="string">
            <text:p>]</text:p>
          </table:table-cell>
          <table:table-cell office:value-type="string" calcext:value-type="string">
            <text:p>Rightalt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style-name="ce2" office:value-type="string" calcext:value-type="string">
            <text:p>Non-US_1</text:p>
          </table:table-cell>
          <table:table-cell office:value-type="string" calcext:value-type="string">
            <text:p>Rightal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</text:p>
          </table:table-cell>
          <table:table-cell table:style-name="Default" office:value-type="string" calcext:value-type="string">
            <text:p>=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/A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N/A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"/>
          <table:table-cell table:style-name="Default"/>
          <table:table-cell table:style-name="ce2"/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/>
          <table:table-cell table:style-name="Default"/>
          <table:table-cell table:style-name="ce2"/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"/>
          <table:table-cell table:style-name="Default"/>
          <table:table-cell table:style-name="ce2"/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ce2" table:number-columns-repeated="2"/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345" calcext:value-type="float">
            <text:p>13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N/A</text:p>
          </table:table-cell>
          <table:table-cell office:value-type="float" office:value="2345" calcext:value-type="float">
            <text:p>234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Default" office:value-type="float" office:value="12345" calcext:value-type="float">
            <text:p>1234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=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hif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Spac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/A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</text:p>
          </table:table-cell>
          <table:table-cell table:style-name="Default" office:value-type="string" calcext:value-type="string">
            <text:p>/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Shif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>
            <text:p>\</text:p>
          </table:table-cell>
          <table:table-cell office:value-type="string" calcext:value-type="string">
            <text:p>Shif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space</text:p>
          </table:table-cell>
          <table:table-cell table:style-name="Default" office:value-type="string" calcext:value-type="string">
            <text:p>Backspac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Shif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^</text:p>
          </table:table-cell>
          <table:table-cell table:style-name="Default" office:value-type="string" calcext:value-type="string">
            <text:p>]</text:p>
          </table:table-cell>
          <table:table-cell office:value-type="string" calcext:value-type="string">
            <text:p>Shif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Left</text:p>
          </table:table-cell>
          <table:table-cell table:style-name="Default" office:value-type="string" calcext:value-type="string">
            <text:p>LeftArrow</text:p>
          </table:table-cell>
          <table:table-cell/>
          <table:table-cell table:style-name="Default" office:value-type="float" office:value="1234" calcext:value-type="float">
            <text:p>123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235" calcext:value-type="float">
            <text:p>123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wUp</text:p>
          </table:table-cell>
          <table:table-cell table:style-name="Default" office:value-type="string" calcext:value-type="string">
            <text:p>UpArrow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N/A</text:p>
          </table:table-cell>
          <table:table-cell office:value-type="float" office:value="1345" calcext:value-type="float">
            <text:p>1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owRight</text:p>
          </table:table-cell>
          <table:table-cell table:style-name="Default" office:value-type="string" calcext:value-type="string">
            <text:p>RightArrow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wDown</text:p>
          </table:table-cell>
          <table:table-cell table:style-name="Default" office:value-type="string" calcext:value-type="string">
            <text:p>DownArrow</text:p>
          </table:table-cell>
          <table:table-cell/>
          <table:table-cell table:style-name="Default" office:value-type="float" office:value="12345" calcext:value-type="float">
            <text:p>1234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 table:number-rows-repeated="14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2"/>
          <table:table-cell table:number-columns-repeated="4"/>
        </table:table-row>
      </table:table>
      <table:table table:name="Sheet4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Swe Layout</text:p>
          </table:table-cell>
          <table:table-cell table:style-name="Default" office:value-type="string" calcext:value-type="string">
            <text:p>US Layout</text:p>
          </table:table-cell>
          <table:table-cell office:value-type="string" calcext:value-type="string">
            <text:p>Modifier</text:p>
          </table:table-cell>
          <table:table-cell table:style-name="Default" office:value-type="string" calcext:value-type="string">
            <text:p>Tap fingering</text:p>
          </table:table-cell>
          <table:table-cell table:style-name="Default" office:value-type="string" calcext:value-type="string">
            <text:p>Tap mode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Space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style-name="ce1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style-name="ce1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style-name="ce1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table:style-name="ce1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style-name="ce1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style-name="ce1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table:style-name="ce1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/A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style-name="ce1"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table:style-name="ce1"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style-name="ce1"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style-name="ce1"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style-name="ce1"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Backspace</text:p>
          </table:table-cell>
          <table:table-cell table:style-name="ce1"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style-name="ce1"/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style-name="ce1"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table:style-name="ce2" office:value-type="string" calcext:value-type="string">
            <text:p>å</text:p>
          </table:table-cell>
          <table:table-cell office:value-type="string" calcext:value-type="string">
            <text:p>[</text:p>
          </table:table-cell>
          <table:table-cell/>
          <table:table-cell table:style-name="Default" office:value-type="float" office:value="1234" calcext:value-type="float">
            <text:p>123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table:style-name="ce1"/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style-name="ce1"/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table:style-name="ce1"/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ä</text:p>
          </table:table-cell>
          <table:table-cell office:value-type="string" calcext:value-type="string">
            <text:p>'</text:p>
          </table:table-cell>
          <table:table-cell table:style-name="ce1"/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ö</text:p>
          </table:table-cell>
          <table:table-cell office:value-type="string" calcext:value-type="string">
            <text:p>;</text:p>
          </table:table-cell>
          <table:table-cell/>
          <table:table-cell table:style-name="Default" office:value-type="float" office:value="12345" calcext:value-type="float">
            <text:p>1234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 table:style-name="Default" office:value-type="string" calcext:value-type="string">
            <text:p>Space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Shi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h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hif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hi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Shif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Shif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Shif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hif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Shif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Shif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Shif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hif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Shif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Shif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/A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Shif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hif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Shif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Shif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Shif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Shif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Shif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table:style-name="ce2" office:value-type="string" calcext:value-type="string">
            <text:p>å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Shift</text:p>
          </table:table-cell>
          <table:table-cell table:style-name="Default" office:value-type="float" office:value="1234" calcext:value-type="float">
            <text:p>12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Shift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style-name="ce1" office:value-type="string" calcext:value-type="string">
            <text:p>Shift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hif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ä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hift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 office:value-type="string" calcext:value-type="string">
            <text:p>ö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hift</text:p>
          </table:table-cell>
          <table:table-cell table:style-name="Default" office:value-type="float" office:value="12345" calcext:value-type="float">
            <text:p>123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 table:style-name="Default" office:value-type="string" calcext:value-type="string">
            <text:p>PageUp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PageDown</text:p>
          </table:table-cell>
          <table:table-cell table:style-name="ce1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,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Enter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:</text:p>
          </table:table-cell>
          <table:table-cell table:style-name="Default" office:value-type="string" calcext:value-type="string">
            <text:p>.</text:p>
          </table:table-cell>
          <table:table-cell office:value-type="string" calcext:value-type="string">
            <text:p>Shift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(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hif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Non-US_1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Shift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)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Shif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Non-US_1</text:p>
          </table:table-cell>
          <table:table-cell table:style-name="ce2" office:value-type="string" calcext:value-type="string">
            <text:p>Shif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!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hif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N/A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N/A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Default" office:value-type="string" calcext:value-type="string">
            <text:p>%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Shift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[</text:p>
          </table:table-cell>
          <table:table-cell table:style-name="Default" office:value-type="float" office:value="8" calcext:value-type="float">
            <text:p>8</text:p>
          </table:table-cell>
          <table:table-cell table:style-name="ce2" office:value-type="string" calcext:value-type="string">
            <text:p>Rightalt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@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ightalt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style-name="Default" office:value-type="float" office:value="9" calcext:value-type="float">
            <text:p>9</text:p>
          </table:table-cell>
          <table:table-cell table:style-name="ce2" office:value-type="string" calcext:value-type="string">
            <text:p>Rightalt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“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ift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{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ightalt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}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ightalt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table:style-name="Default" office:value-type="string" calcext:value-type="string">
            <text:p>/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Shift</text:p>
          </table:table-cell>
          <table:table-cell table:style-name="Default"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Shift</text:p>
          </table:table-cell>
          <table:table-cell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;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Shift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$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Rightalt</text:p>
          </table:table-cell>
          <table:table-cell office:value-type="float" office:value="1345" calcext:value-type="float">
            <text:p>1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\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Rightalt</text:p>
          </table:table-cell>
          <table:table-cell office:value-type="float" office:value="2345" calcext:value-type="float">
            <text:p>2345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&amp;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hift</text:p>
          </table:table-cell>
          <table:table-cell table:style-name="Default" office:value-type="float" office:value="12345" calcext:value-type="float">
            <text:p>12345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style-name="ce2" table:number-columns-repeated="2"/>
          <table:table-cell table:style-name="Default" table:number-columns-repeated="2"/>
        </table:table-row>
        <table:table-row table:style-name="ro1">
          <table:table-cell table:number-columns-repeated="2" table:style-name="Default" office:value-type="string" calcext:value-type="string">
            <text:p>Home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En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_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hif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\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Rightal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Shift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Shift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CapsLock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§</text:p>
          </table:table-cell>
          <table:table-cell table:style-name="ce2" office:value-type="string" calcext:value-type="string">
            <text:p>`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½</text:p>
          </table:table-cell>
          <table:table-cell table:style-name="Default" office:value-type="string" calcext:value-type="string">
            <text:p>`</text:p>
          </table:table-cell>
          <table:table-cell office:value-type="string" calcext:value-type="string">
            <text:p>Shift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~</text:p>
          </table:table-cell>
          <table:table-cell table:style-name="Default" office:value-type="string" calcext:value-type="string">
            <text:p>]</text:p>
          </table:table-cell>
          <table:table-cell office:value-type="string" calcext:value-type="string">
            <text:p>Rightalt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ce2" office:value-type="string" calcext:value-type="string">
            <text:p>Non-US_1</text:p>
          </table:table-cell>
          <table:table-cell office:value-type="string" calcext:value-type="string">
            <text:p>Rightal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'</text:p>
          </table:table-cell>
          <table:table-cell table:style-name="Default" office:value-type="string" calcext:value-type="string">
            <text:p>=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/A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N/A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Default"/>
          <table:table-cell table:style-name="ce2" table:number-columns-repeated="2"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/>
          <table:table-cell table:style-name="Default"/>
          <table:table-cell table:style-name="ce2"/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/>
          <table:table-cell table:style-name="Default"/>
          <table:table-cell table:style-name="ce2"/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/>
          <table:table-cell table:style-name="Default"/>
          <table:table-cell table:style-name="ce2"/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 table:style-name="ce2" table:number-columns-repeated="2"/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345" calcext:value-type="float">
            <text:p>1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N/A</text:p>
          </table:table-cell>
          <table:table-cell office:value-type="float" office:value="2345" calcext:value-type="float">
            <text:p>2345</text:p>
          </table:table-cell>
          <table:table-cell table:style-name="Default"/>
        </table:table-row>
        <table:table-row table:style-name="ro1">
          <table:table-cell table:style-name="Default"/>
          <table:table-cell table:style-name="ce2" table:number-columns-repeated="2"/>
          <table:table-cell table:style-name="Default" office:value-type="float" office:value="12345" calcext:value-type="float">
            <text:p>1234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=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hif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1"/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Spac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/A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/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/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Shif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\</text:p>
          </table:table-cell>
          <table:table-cell office:value-type="string" calcext:value-type="string">
            <text:p>Shif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Backspace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%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Shif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^</text:p>
          </table:table-cell>
          <table:table-cell table:style-name="Default" office:value-type="string" calcext:value-type="string">
            <text:p>]</text:p>
          </table:table-cell>
          <table:table-cell office:value-type="string" calcext:value-type="string">
            <text:p>Shif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/A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table:style-name="Default" office:value-type="string" calcext:value-type="string">
            <text:p>ArrowLeft</text:p>
          </table:table-cell>
          <table:table-cell table:style-name="Default" office:value-type="string" calcext:value-type="string">
            <text:p>LeftArrow</text:p>
          </table:table-cell>
          <table:table-cell/>
          <table:table-cell table:style-name="Default" office:value-type="float" office:value="1234" calcext:value-type="float">
            <text:p>123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235" calcext:value-type="float">
            <text:p>123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ArrowUp</text:p>
          </table:table-cell>
          <table:table-cell table:style-name="Default" office:value-type="string" calcext:value-type="string">
            <text:p>UpArrow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N/A</text:p>
          </table:table-cell>
          <table:table-cell office:value-type="float" office:value="1345" calcext:value-type="float">
            <text:p>1345</text:p>
          </table:table-cell>
          <table:table-cell/>
        </table:table-row>
        <table:table-row table:style-name="ro1">
          <table:table-cell table:style-name="Default" office:value-type="string" calcext:value-type="string">
            <text:p>ArrowRight</text:p>
          </table:table-cell>
          <table:table-cell table:style-name="Default" office:value-type="string" calcext:value-type="string">
            <text:p>RightArrow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ArrowDown</text:p>
          </table:table-cell>
          <table:table-cell table:style-name="Default" office:value-type="string" calcext:value-type="string">
            <text:p>DownArrow</text:p>
          </table:table-cell>
          <table:table-cell/>
          <table:table-cell table:style-name="Default" office:value-type="float" office:value="12345" calcext:value-type="float">
            <text:p>12345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number-columns-repeated="2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/>
          <table:table-cell table:style-name="Default"/>
          <table:table-cell table:style-name="ce2"/>
          <table:table-cell table:number-columns-repeated="2"/>
        </table:table-row>
        <table:table-row table:style-name="ro1" table:number-rows-repeated="4">
          <table:table-cell table:style-name="Default"/>
          <table:table-cell table:style-name="ce2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2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2"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1:25:20.937766365</meta:creation-date>
    <dc:date>2019-04-14T13:59:45.306608634</dc:date>
    <meta:editing-duration>P1DT21H11M40S</meta:editing-duration>
    <meta:editing-cycles>157</meta:editing-cycles>
    <meta:generator>LibreOffice/5.1.6.2$Linux_X86_64 LibreOffice_project/10m0$Build-2</meta:generator>
    <meta:document-statistic meta:table-count="4" meta:cell-count="1896" meta:object-count="0"/>
  </office:meta>
</office:document-meta>
</file>